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96in" svg:height="3.5421in" svg:x="0.2677in" svg:y="1.128in">
            <draw:object draw:notify-on-update-of-ranges="Sheet1.A3:Sheet1.A6 Sheet1.B2:Sheet1.B2 Sheet1.B3:Sheet1.B6 Sheet1.C2:Sheet1.C2 Sheet1.C3:Sheet1.C6 Sheet1.D2:Sheet1.D2 Sheet1.D3:Sheet1.D6 Sheet1.E2:Sheet1.E2 Sheet1.E3:Sheet1.E6 Sheet1.F2:Sheet1.F2 Sheet1.F3:Sheet1.F6 Sheet1.G2:Sheet1.G2 Sheet1.G3:Sheet1.G6 Sheet1.H2:Sheet1.H2 Sheet1.H3:Sheet1.H6 Sheet1.I2:Sheet1.I2 Sheet1.I3:Sheet1.I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ync1</text:p>
          </table:table-cell>
          <table:table-cell office:value-type="string">
            <text:p>sync2</text:p>
          </table:table-cell>
          <table:table-cell office:value-type="string">
            <text:p>sync4</text:p>
          </table:table-cell>
          <table:table-cell office:value-type="string">
            <text:p>sync8</text:p>
          </table:table-cell>
          <table:table-cell office:value-type="string">
            <text:p>libaio1</text:p>
          </table:table-cell>
          <table:table-cell office:value-type="string">
            <text:p>libaio2</text:p>
          </table:table-cell>
          <table:table-cell office:value-type="string">
            <text:p>libaio4</text:p>
          </table:table-cell>
          <table:table-cell office:value-type="string">
            <text:p>libaio8</text:p>
          </table:table-cell>
        </table:table-row>
        <table:table-row table:style-name="ro1">
          <table:table-cell office:value-type="string">
            <text:p>Seq-write</text:p>
          </table:table-cell>
          <table:table-cell office:value-type="float" office:value="665340">
            <text:p>665340</text:p>
          </table:table-cell>
          <table:table-cell office:value-type="float" office:value="868026">
            <text:p>868026</text:p>
          </table:table-cell>
          <table:table-cell office:value-type="float" office:value="855282">
            <text:p>855282</text:p>
          </table:table-cell>
          <table:table-cell office:value-type="float" office:value="887120">
            <text:p>887120</text:p>
          </table:table-cell>
          <table:table-cell office:value-type="float" office:value="472757">
            <text:p>472757</text:p>
          </table:table-cell>
          <table:table-cell office:value-type="float" office:value="846991">
            <text:p>846991</text:p>
          </table:table-cell>
          <table:table-cell office:value-type="float" office:value="819200">
            <text:p>819200</text:p>
          </table:table-cell>
          <table:table-cell office:value-type="float" office:value="852500">
            <text:p>852500</text:p>
          </table:table-cell>
        </table:table-row>
        <table:table-row table:style-name="ro1">
          <table:table-cell office:value-type="string">
            <text:p>Rand-write</text:p>
          </table:table-cell>
          <table:table-cell office:value-type="float" office:value="568642">
            <text:p>568642</text:p>
          </table:table-cell>
          <table:table-cell office:value-type="float" office:value="783689">
            <text:p>783689</text:p>
          </table:table-cell>
          <table:table-cell office:value-type="float" office:value="782519">
            <text:p>782519</text:p>
          </table:table-cell>
          <table:table-cell office:value-type="float" office:value="795581">
            <text:p>795581</text:p>
          </table:table-cell>
          <table:table-cell office:value-type="float" office:value="429744">
            <text:p>429744</text:p>
          </table:table-cell>
          <table:table-cell office:value-type="float" office:value="764268">
            <text:p>764268</text:p>
          </table:table-cell>
          <table:table-cell office:value-type="float" office:value="769879">
            <text:p>769879</text:p>
          </table:table-cell>
          <table:table-cell office:value-type="float" office:value="763155">
            <text:p>763155</text:p>
          </table:table-cell>
        </table:table-row>
        <table:table-row table:style-name="ro1">
          <table:table-cell office:value-type="string">
            <text:p>Seq-read</text:p>
          </table:table-cell>
          <table:table-cell office:value-type="float" office:value="699983">
            <text:p>699983</text:p>
          </table:table-cell>
          <table:table-cell office:value-type="float" office:value="1057075">
            <text:p>1057075</text:p>
          </table:table-cell>
          <table:table-cell office:value-type="float" office:value="1036186">
            <text:p>1036186</text:p>
          </table:table-cell>
          <table:table-cell office:value-type="float" office:value="1034138">
            <text:p>1034138</text:p>
          </table:table-cell>
          <table:table-cell office:value-type="float" office:value="476625">
            <text:p>476625</text:p>
          </table:table-cell>
          <table:table-cell office:value-type="float" office:value="897753">
            <text:p>897753</text:p>
          </table:table-cell>
          <table:table-cell office:value-type="float" office:value="884128">
            <text:p>884128</text:p>
          </table:table-cell>
          <table:table-cell office:value-type="float" office:value="888623">
            <text:p>888623</text:p>
          </table:table-cell>
        </table:table-row>
        <table:table-row table:style-name="ro1">
          <table:table-cell office:value-type="string">
            <text:p>Rand-read</text:p>
          </table:table-cell>
          <table:table-cell office:value-type="float" office:value="582542">
            <text:p>582542</text:p>
          </table:table-cell>
          <table:table-cell office:value-type="float" office:value="907072">
            <text:p>907072</text:p>
          </table:table-cell>
          <table:table-cell office:value-type="float" office:value="914987">
            <text:p>914987</text:p>
          </table:table-cell>
          <table:table-cell office:value-type="float" office:value="949797">
            <text:p>949797</text:p>
          </table:table-cell>
          <table:table-cell office:value-type="float" office:value="430449">
            <text:p>430449</text:p>
          </table:table-cell>
          <table:table-cell office:value-type="float" office:value="784862">
            <text:p>784862</text:p>
          </table:table-cell>
          <table:table-cell table:number-columns-repeated="2" office:value-type="float" office:value="799219">
            <text:p>79921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7">11/17/2012</text:date>, <text:time>22:3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 Bots</meta:initial-creator>
    <meta:creation-date>2012-11-13T20:01:21</meta:creation-date>
    <dc:date>2012-11-17T22:39:59</dc:date>
    <dc:creator>Jane Bots</dc:creator>
    <meta:editing-duration>PT34M21S</meta:editing-duration>
    <meta:editing-cycles>4</meta:editing-cycles>
    <meta:generator>LibreOffice/3.4$Linux LibreOffice_project/340m1$Build-602</meta:generator>
    <meta:document-statistic meta:table-count="3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2cm" svg:height="8.998cm" xlink:href=".." xlink:type="simple" chart:class="chart:bar" chart:style-name="ch1">
        <chart:legend chart:legend-position="end" svg:x="14.267cm" svg:y="2.457cm" style:legend-expansion="high" chart:style-name="ch2"/>
        <chart:plot-area chart:style-name="ch3" table:cell-range-address="Sheet1.A2:Sheet1.I6" chart:data-source-has-labels="both" svg:x="0.77cm" svg:y="0.851cm" svg:width="12.858cm" svg:height="7.548cm">
          <chartooo:coordinate-region svg:x="2.317cm" svg:y="1.05cm" svg:width="11.311cm" svg:height="6.702cm"/>
          <chart:axis chart:dimension="x" chart:name="primary-x" chart:style-name="ch4" chartooo:axis-type="auto">
            <chartooo:date-scale/>
            <chart:categories table:cell-range-address="Sheet1.A3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6" chart:label-cell-address="Sheet1.B2:Sheet1.B2" chart:class="chart:bar">
            <chart:data-point chart:repeated="4"/>
          </chart:series>
          <chart:series chart:style-name="ch8" chart:values-cell-range-address="Sheet1.C3:Sheet1.C6" chart:label-cell-address="Sheet1.C2:Sheet1.C2" chart:class="chart:bar">
            <chart:data-point chart:repeated="4"/>
          </chart:series>
          <chart:series chart:style-name="ch9" chart:values-cell-range-address="Sheet1.D3:Sheet1.D6" chart:label-cell-address="Sheet1.D2:Sheet1.D2" chart:class="chart:bar">
            <chart:data-point chart:repeated="4"/>
          </chart:series>
          <chart:series chart:style-name="ch10" chart:values-cell-range-address="Sheet1.E3:Sheet1.E6" chart:label-cell-address="Sheet1.E2:Sheet1.E2" chart:class="chart:bar">
            <chart:data-point chart:repeated="4"/>
          </chart:series>
          <chart:series chart:style-name="ch11" chart:values-cell-range-address="Sheet1.F3:Sheet1.F6" chart:label-cell-address="Sheet1.F2:Sheet1.F2" chart:class="chart:bar">
            <chart:data-point chart:repeated="4"/>
          </chart:series>
          <chart:series chart:style-name="ch12" chart:values-cell-range-address="Sheet1.G3:Sheet1.G6" chart:label-cell-address="Sheet1.G2:Sheet1.G2" chart:class="chart:bar">
            <chart:data-point chart:repeated="4"/>
          </chart:series>
          <chart:series chart:style-name="ch13" chart:values-cell-range-address="Sheet1.H3:Sheet1.H6" chart:label-cell-address="Sheet1.H2:Sheet1.H2" chart:class="chart:bar">
            <chart:data-point chart:repeated="4"/>
          </chart:series>
          <chart:series chart:style-name="ch14" chart:values-cell-range-address="Sheet1.I3:Sheet1.I6" chart:label-cell-address="Sheet1.I2:Sheet1.I2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nc1</text:p>
                <draw:g>
                  <svg:desc>Sheet1.B2:Sheet1.B2</svg:desc>
                </draw:g>
              </table:table-cell>
              <table:table-cell office:value-type="string">
                <text:p>sync2</text:p>
                <draw:g>
                  <svg:desc>Sheet1.C2:Sheet1.C2</svg:desc>
                </draw:g>
              </table:table-cell>
              <table:table-cell office:value-type="string">
                <text:p>sync4</text:p>
                <draw:g>
                  <svg:desc>Sheet1.D2:Sheet1.D2</svg:desc>
                </draw:g>
              </table:table-cell>
              <table:table-cell office:value-type="string">
                <text:p>sync8</text:p>
                <draw:g>
                  <svg:desc>Sheet1.E2:Sheet1.E2</svg:desc>
                </draw:g>
              </table:table-cell>
              <table:table-cell office:value-type="string">
                <text:p>libaio1</text:p>
                <draw:g>
                  <svg:desc>Sheet1.F2:Sheet1.F2</svg:desc>
                </draw:g>
              </table:table-cell>
              <table:table-cell office:value-type="string">
                <text:p>libaio2</text:p>
                <draw:g>
                  <svg:desc>Sheet1.G2:Sheet1.G2</svg:desc>
                </draw:g>
              </table:table-cell>
              <table:table-cell office:value-type="string">
                <text:p>libaio4</text:p>
                <draw:g>
                  <svg:desc>Sheet1.H2:Sheet1.H2</svg:desc>
                </draw:g>
              </table:table-cell>
              <table:table-cell office:value-type="string">
                <text:p>libaio8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-write</text:p>
                <draw:g>
                  <svg:desc>Sheet1.A3:Sheet1.A6</svg:desc>
                </draw:g>
              </table:table-cell>
              <table:table-cell office:value-type="float" office:value="665340">
                <text:p>665340</text:p>
                <draw:g>
                  <svg:desc>Sheet1.B3:Sheet1.B6</svg:desc>
                </draw:g>
              </table:table-cell>
              <table:table-cell office:value-type="float" office:value="868026">
                <text:p>868026</text:p>
                <draw:g>
                  <svg:desc>Sheet1.C3:Sheet1.C6</svg:desc>
                </draw:g>
              </table:table-cell>
              <table:table-cell office:value-type="float" office:value="855282">
                <text:p>855282</text:p>
                <draw:g>
                  <svg:desc>Sheet1.D3:Sheet1.D6</svg:desc>
                </draw:g>
              </table:table-cell>
              <table:table-cell office:value-type="float" office:value="887120">
                <text:p>887120</text:p>
                <draw:g>
                  <svg:desc>Sheet1.E3:Sheet1.E6</svg:desc>
                </draw:g>
              </table:table-cell>
              <table:table-cell office:value-type="float" office:value="472757">
                <text:p>472757</text:p>
                <draw:g>
                  <svg:desc>Sheet1.F3:Sheet1.F6</svg:desc>
                </draw:g>
              </table:table-cell>
              <table:table-cell office:value-type="float" office:value="846991">
                <text:p>846991</text:p>
                <draw:g>
                  <svg:desc>Sheet1.G3:Sheet1.G6</svg:desc>
                </draw:g>
              </table:table-cell>
              <table:table-cell office:value-type="float" office:value="819200">
                <text:p>819200</text:p>
                <draw:g>
                  <svg:desc>Sheet1.H3:Sheet1.H6</svg:desc>
                </draw:g>
              </table:table-cell>
              <table:table-cell office:value-type="float" office:value="852500">
                <text:p>852500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Rand-write</text:p>
              </table:table-cell>
              <table:table-cell office:value-type="float" office:value="568642">
                <text:p>568642</text:p>
              </table:table-cell>
              <table:table-cell office:value-type="float" office:value="783689">
                <text:p>783689</text:p>
              </table:table-cell>
              <table:table-cell office:value-type="float" office:value="782519">
                <text:p>782519</text:p>
              </table:table-cell>
              <table:table-cell office:value-type="float" office:value="795581">
                <text:p>795581</text:p>
              </table:table-cell>
              <table:table-cell office:value-type="float" office:value="429744">
                <text:p>429744</text:p>
              </table:table-cell>
              <table:table-cell office:value-type="float" office:value="764268">
                <text:p>764268</text:p>
              </table:table-cell>
              <table:table-cell office:value-type="float" office:value="769879">
                <text:p>769879</text:p>
              </table:table-cell>
              <table:table-cell office:value-type="float" office:value="763155">
                <text:p>763155</text:p>
              </table:table-cell>
            </table:table-row>
            <table:table-row>
              <table:table-cell office:value-type="string">
                <text:p>Seq-read</text:p>
              </table:table-cell>
              <table:table-cell office:value-type="float" office:value="699983">
                <text:p>699983</text:p>
              </table:table-cell>
              <table:table-cell office:value-type="float" office:value="1057075">
                <text:p>1057075</text:p>
              </table:table-cell>
              <table:table-cell office:value-type="float" office:value="1036186">
                <text:p>1036186</text:p>
              </table:table-cell>
              <table:table-cell office:value-type="float" office:value="1034138">
                <text:p>1034138</text:p>
              </table:table-cell>
              <table:table-cell office:value-type="float" office:value="476625">
                <text:p>476625</text:p>
              </table:table-cell>
              <table:table-cell office:value-type="float" office:value="897753">
                <text:p>897753</text:p>
              </table:table-cell>
              <table:table-cell office:value-type="float" office:value="884128">
                <text:p>884128</text:p>
              </table:table-cell>
              <table:table-cell office:value-type="float" office:value="888623">
                <text:p>888623</text:p>
              </table:table-cell>
            </table:table-row>
            <table:table-row>
              <table:table-cell office:value-type="string">
                <text:p>Rand-read</text:p>
              </table:table-cell>
              <table:table-cell office:value-type="float" office:value="582542">
                <text:p>582542</text:p>
              </table:table-cell>
              <table:table-cell office:value-type="float" office:value="907072">
                <text:p>907072</text:p>
              </table:table-cell>
              <table:table-cell office:value-type="float" office:value="914987">
                <text:p>914987</text:p>
              </table:table-cell>
              <table:table-cell office:value-type="float" office:value="949797">
                <text:p>949797</text:p>
              </table:table-cell>
              <table:table-cell office:value-type="float" office:value="430449">
                <text:p>430449</text:p>
              </table:table-cell>
              <table:table-cell office:value-type="float" office:value="784862">
                <text:p>784862</text:p>
              </table:table-cell>
              <table:table-cell office:value-type="float" office:value="799219">
                <text:p>799219</text:p>
              </table:table-cell>
              <table:table-cell office:value-type="float" office:value="799219">
                <text:p>799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